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style style:name="P8" style:family="paragraph" style:parent-style-name="Standard" style:list-style-name="L1"/>
    <style:style style:name="P9"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El proyecto <text:span text:style-name="T1">GenteGuada</text:span> se divide en 3 módulos, servidor, cliente y común.</text:p>
      <text:p text:style-name="Standard"/>
      <text:p text:style-name="Standard"><text:span text:style-name="T1">Modulo servidor</text:span> </text:p>
      <text:p text:style-name="Standard"/>
      <text:p text:style-name="Standard"><text:tab/>Aplicación que gestiona la comunicación y los eventos de los distintos jugadores del sistema. <text:s/>En principio estudiamos la posibilidad de utilizar alguna librería que nos resolviese el problema, probamos con twisted (<text:a xlink:type="simple" xlink:href="http://www.twistedmatrix.com/">www.twistedmatrix.com</text:a>), pero al final nos hemos decantado por realizar nosotros mismos el servidor de eventos distribuidos (todavía en desarrollo), además en también hemos desarrollado un servidor RPC para que los clientes puedan ejecutar métodos del servidor como si estuvieran trabajando en local. Esta aplicación se distribuye en el paquete “genteguada-server” y sus dependencias son las siguientes:</text:p>
      <text:p text:style-name="Standard"/>
      <text:list text:style-name="L1">
        <text:list-item>
          <text:p text:style-name="P3">python</text:p>
        </text:list-item>
        <text:list-item>
          <text:p text:style-name="P3">genteguada-common</text:p>
          <text:p text:style-name="P3"/>
        </text:list-item>
      </text:list>
      <text:p text:style-name="P1"/>
      <text:p text:style-name="P1">Modulo cliente</text:p>
      <text:p text:style-name="P1"/>
      <text:p text:style-name="P1"><text:tab/><text:span text:style-name="T2">Aplicación isométrica realizada con la librería pygame (</text:span><text:a xlink:type="simple" xlink:href="http://www.pygame.org/"><text:span text:style-name="T2">www.pygame.org</text:span></text:a><text:span text:style-name="T2">), la cual le permite al usuario mover su “avatar” en distintas estancias e ir interactuando con los demás jugadores del juego. Al igual que en el servidor, hicimos pruebas con la librería twisted (</text:span><text:a xlink:type="simple" xlink:href="http://www.twistedmatrix.com/"><text:span text:style-name="T2">www.twistedmatrix.com</text:span></text:a><text:span text:style-name="T2">), pero al final hemos creado nuestro propio sistema RPC y de eventos distribuidos. En este modulo podemos encontrar la parte cliente de nuestro sistema de comunicación. Esta aplicación se distribuye en el paquete “genteguada-client” y sus dependencias son las siguientes:</text:span></text:p>
      <text:p text:style-name="P2"/>
      <text:list text:style-name="L2">
        <text:list-item>
          <text:p text:style-name="P4">python</text:p>
        </text:list-item>
        <text:list-item>
          <text:p text:style-name="P4">python-pygame</text:p>
        </text:list-item>
        <text:list-item>
          <text:p text:style-name="P4">genteguada-common</text:p>
        </text:list-item>
      </text:list>
      <text:p text:style-name="Standard"/>
      <text:p text:style-name="P1"/>
      <text:p text:style-name="P1">Modulo común</text:p>
      <text:p text:style-name="Standard"/>
      <text:p text:style-name="Standard"><text:tab/>Conjunto de librerías necesarias tanto en el cliente como en el servidor. Se incluye una implementación de un objeto remoto, que es usado como interfaz de comunicación entre el cliente y el servidor. Este modulo se distribuye en el paquete “genteguada-common” <text:s/>y sus dependencias son las siguientes</text:p>
      <text:p text:style-name="Standard"/>
      <text:list text:style-name="L3">
        <text:list-item>
          <text:p text:style-name="P7">pyth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rebuchet MS" fo:font-size="10pt" fo:language="es" fo:country="E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fo:font-size="12pt"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fo:font-size="12pt" style:font-size-asian="12pt" style:font-name-complex="Tahoma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24T15:51:20</meta:creation-date>
    <dc:date>2008-04-08T15:48:01</dc:date>
    <meta:editing-cycles>6</meta:editing-cycles>
    <meta:editing-duration>PT42M3S</meta:editing-duration>
    <meta:user-defined meta:name="Info 1"/>
    <meta:user-defined meta:name="Info 2"/>
    <meta:user-defined meta:name="Info 3"/>
    <meta:user-defined meta:name="Info 4"/>
    <meta:document-statistic meta:table-count="0" meta:image-count="0" meta:object-count="0" meta:page-count="1" meta:paragraph-count="13" meta:word-count="246" meta:character-count="1660"/>
  </office:meta>
</office:document-meta>
</file>